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ccccc" draw:opacity="20%" draw:textarea-horizontal-align="left" draw:textarea-vertical-align="top" draw:shadow-opacity="20%"/>
    </style:style>
    <style:style style:name="gr2" style:family="graphic" style:parent-style-name="standard">
      <style:graphic-properties draw:fill-color="#ff0000" draw:opacity="50%" draw:textarea-horizontal-align="center" draw:textarea-vertical-align="middle" draw:shadow-opacity="50%"/>
    </style:style>
    <style:style style:name="gr3" style:family="graphic" style:parent-style-name="standard">
      <style:graphic-properties draw:fill-color="#ff8080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start="Arrow" draw:marker-start-width="0.152cm" draw:marker-end="Arrow" draw:marker-end-width="0.152cm" draw:fill="none" draw:textarea-horizontal-align="center" draw:textarea-vertical-align="middle"/>
    </style:style>
    <style:style style:name="gr6" style:family="graphic" style:parent-style-name="standard">
      <style:graphic-properties draw:fill="solid" draw:fill-color="#ff3333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8" style:family="graphic" style:parent-style-name="objectwithoutfill">
      <style:graphic-properties draw:marker-start="Arrow" draw:marker-start-width="0.152cm" draw:marker-end="Arrow" draw:marker-end-width="0.152cm" draw:fill="solid" draw:fill-color="#ff3333" draw:textarea-horizontal-align="center" draw:textarea-vertical-align="middle"/>
    </style:style>
    <style:style style:name="gr9" style:family="graphic" style:parent-style-name="objectwithoutfill">
      <style:graphic-properties draw:stroke="dash" draw:stroke-dash="Ultrafine_20_Dashed" svg:stroke-color="#ff3333" draw:marker-start="Arrow" draw:marker-start-width="0.152cm" draw:marker-end="Arrow" draw:marker-end-width="0.152cm" draw:fill="none" draw:textarea-horizontal-align="center" draw:textarea-vertical-align="middle"/>
    </style:style>
    <style:style style:name="gr10" style:family="graphic" style:parent-style-name="objectwithoutfill">
      <style:graphic-properties draw:marker-start="" draw:marker-start-width="0.152cm" draw:marker-end="Arrow" draw:marker-end-width="0.152cm" draw:fill="none"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color="#cccccc" draw:fill-color="#ff9999" draw:opacity="20%" draw:textarea-horizontal-align="center" draw:textarea-vertical-align="bottom" draw:shadow-opacity="20%"/>
    </style:style>
    <style:style style:name="gr13" style:family="graphic" style:parent-style-name="standard">
      <style:graphic-properties svg:stroke-color="#cccccc" draw:opacity="20%" draw:textarea-horizontal-align="center" draw:textarea-vertical-align="bottom" draw:shadow-opacity="20%"/>
    </style:style>
    <style:style style:name="gr1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0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18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369cm"/>
    </style:style>
    <style:style style:name="gr23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6" style:family="paragraph">
      <style:text-properties fo:font-size="8pt" style:font-size-asian="8pt" style:font-size-complex="8pt"/>
    </style:style>
    <style:style style:name="P7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text-underline-style="solid" style:text-underline-width="auto" style:text-underline-color="font-color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9.5cm" svg:height="3.2cm" svg:x="2.5cm" svg:y="5.3cm">
          <text:p text:style-name="P1"><text:span text:style-name="T1">Interface</text:span></text:p>
        </draw:rect>
        <draw:rect draw:style-name="gr1" draw:text-style-name="P2" draw:layer="layout" svg:width="19.5cm" svg:height="6.5cm" svg:x="2.5cm" svg:y="8.5cm">
          <text:p text:style-name="P1"><text:span text:style-name="T1">Application</text:span></text:p>
        </draw:rect>
        <draw:rect draw:style-name="gr1" draw:text-style-name="P2" draw:layer="layout" svg:width="19.5cm" svg:height="3.5cm" svg:x="2.5cm" svg:y="15cm">
          <text:p text:style-name="P1"><text:span text:style-name="T1">IOC hardware</text:span></text:p>
        </draw:rect>
        <draw:rect draw:style-name="gr1" draw:text-style-name="P2" draw:layer="layout" svg:width="19.5cm" svg:height="4cm" svg:x="2.5cm" svg:y="1.3cm">
          <text:p text:style-name="P1"><text:span text:style-name="T1">SkyPulse modules</text:span></text:p>
        </draw:rect>
        <draw:rect draw:style-name="gr2" draw:text-style-name="P3" xml:id="id12" draw:id="id12" draw:layer="layout" svg:width="3cm" svg:height="1.5cm" svg:x="8.5cm" svg:y="6.2cm">
          <text:p text:style-name="P1"><text:span text:style-name="T2">CAN</text:span></text:p>
          <text:p text:style-name="P1"><text:span text:style-name="T2">interface</text:span></text:p>
        </draw:rect>
        <draw:rect draw:style-name="gr3" draw:text-style-name="P3" xml:id="id1" draw:id="id1" draw:layer="layout" svg:width="3cm" svg:height="1.5cm" svg:x="8.5cm" svg:y="9.3cm">
          <text:p text:style-name="P1"><text:span text:style-name="T2">CAN</text:span></text:p>
          <text:p text:style-name="P1"><text:span text:style-name="T2">parser</text:span></text:p>
        </draw:rect>
        <draw:rect draw:style-name="gr4" draw:text-style-name="P3" xml:id="id2" draw:id="id2" draw:layer="layout" svg:width="3cm" svg:height="1.5cm" svg:x="13cm" svg:y="9.3cm">
          <text:p text:style-name="P1"><text:span text:style-name="T2">CLI</text:span></text:p>
          <text:p text:style-name="P1"><text:span text:style-name="T2">parser</text:span></text:p>
        </draw:rect>
        <draw:rect draw:style-name="gr4" draw:text-style-name="P3" xml:id="id3" draw:id="id3" draw:layer="layout" svg:width="3cm" svg:height="1.5cm" svg:x="13cm" svg:y="6.2cm">
          <text:p text:style-name="P1"><text:span text:style-name="T2">Serial</text:span></text:p>
          <text:p text:style-name="P1"><text:span text:style-name="T2">console</text:span></text:p>
        </draw:rect>
        <draw:connector draw:style-name="gr5" draw:text-style-name="P3" draw:layer="layout" svg:x1="11.5cm" svg:y1="10.05cm" svg:x2="13cm" svg:y2="10.05cm" draw:start-shape="id1" draw:end-shape="id2" draw:end-glue-point="3" svg:d="M11500 10050h1500">
          <text:p/>
        </draw:connector>
        <draw:connector draw:style-name="gr5" draw:text-style-name="P3" draw:layer="layout" svg:x1="14.5cm" svg:y1="7.7cm" svg:x2="14.5cm" svg:y2="9.3cm" draw:start-shape="id3" draw:start-glue-point="2" draw:end-shape="id2" draw:end-glue-point="0" svg:d="M14500 7700v1600">
          <text:p/>
        </draw:connector>
        <draw:rect draw:style-name="gr6" draw:text-style-name="P3" xml:id="id8" draw:id="id8" draw:layer="layout" svg:width="3cm" svg:height="1.5cm" svg:x="17.5cm" svg:y="12.5cm">
          <text:p text:style-name="P1"><text:span text:style-name="T2">Error Control </text:span></text:p>
          <text:p text:style-name="P1"><text:span text:style-name="T2">loop</text:span></text:p>
        </draw:rect>
        <draw:rect draw:style-name="gr6" draw:text-style-name="P3" xml:id="id7" draw:id="id7" draw:layer="layout" svg:width="3cm" svg:height="1.5cm" svg:x="13cm" svg:y="12.5cm">
          <text:p text:style-name="P1"><text:span text:style-name="T2">Spray control</text:span></text:p>
          <text:p text:style-name="P1"><text:span text:style-name="T2">loop</text:span></text:p>
        </draw:rect>
        <draw:rect draw:style-name="gr4" draw:text-style-name="P3" xml:id="id4" draw:id="id4" draw:layer="layout" svg:width="3cm" svg:height="1.5cm" svg:x="4cm" svg:y="9.3cm">
          <text:p text:style-name="P1"><text:span text:style-name="T2">File</text:span></text:p>
          <text:p text:style-name="P1"><text:span text:style-name="T2">System</text:span></text:p>
        </draw:rect>
        <draw:rect draw:style-name="gr6" draw:text-style-name="P3" xml:id="id6" draw:id="id6" draw:layer="layout" svg:width="3cm" svg:height="1.5cm" svg:x="8.5cm" svg:y="12.5cm">
          <text:p text:style-name="P1"><text:span text:style-name="T2">HW drivers</text:span></text:p>
        </draw:rect>
        <draw:connector draw:style-name="gr5" draw:text-style-name="P3" draw:layer="layout" svg:x1="7cm" svg:y1="10.05cm" svg:x2="8.5cm" svg:y2="10.05cm" draw:start-shape="id4" draw:start-glue-point="1" draw:end-shape="id1" svg:d="M7000 10050h1500">
          <text:p/>
        </draw:connector>
        <draw:connector draw:style-name="gr7" draw:text-style-name="P3" draw:layer="layout" draw:line-skew="-1.35cm" svg:x1="5.5cm" svg:y1="15.9cm" svg:x2="10cm" svg:y2="10.8cm" draw:start-shape="id5" draw:start-glue-point="0" draw:end-shape="id1" draw:end-glue-point="2" svg:d="M5500 15900v-3900h4500v-1200">
          <text:p/>
        </draw:connector>
        <draw:connector draw:style-name="gr8" draw:text-style-name="P3" draw:layer="layout" svg:x1="11.5cm" svg:y1="13.25cm" svg:x2="13cm" svg:y2="13.25cm" draw:start-shape="id6" draw:start-glue-point="1" draw:end-shape="id7" draw:end-glue-point="3" svg:d="M11500 13250h1500">
          <text:p/>
        </draw:connector>
        <draw:connector draw:style-name="gr8" draw:text-style-name="P3" draw:layer="layout" svg:x1="16cm" svg:y1="13.25cm" svg:x2="17.5cm" svg:y2="13.25cm" draw:start-shape="id7" draw:start-glue-point="1" draw:end-shape="id8" svg:d="M16000 13250h1500">
          <text:p/>
        </draw:connector>
        <draw:connector draw:style-name="gr9" draw:text-style-name="P3" draw:layer="layout" svg:x1="19.088cm" svg:y1="3.5cm" svg:x2="20.5cm" svg:y2="16.905cm" draw:start-shape="id9" draw:start-glue-point="6" draw:end-shape="id10" draw:end-glue-point="1" svg:d="M19088 3500h1936v13405h-524">
          <text:p/>
        </draw:connector>
        <draw:connector draw:style-name="gr5" draw:text-style-name="P1" draw:layer="layout" svg:x1="5.837cm" svg:y1="4cm" svg:x2="10cm" svg:y2="6.2cm" draw:start-shape="id11" draw:start-glue-point="7" draw:end-shape="id12" draw:end-glue-point="0" svg:d="M5837 4000v1101h4163v1099">
          <text:p/>
        </draw:connector>
        <draw:connector draw:style-name="gr5" draw:text-style-name="P3" draw:layer="layout" svg:x1="10cm" svg:y1="7.7cm" svg:x2="10cm" svg:y2="9.3cm" draw:start-shape="id12" draw:start-glue-point="2" draw:end-shape="id1" draw:end-glue-point="0" svg:d="M10000 7700v1600">
          <text:p/>
        </draw:connector>
        <draw:connector draw:style-name="gr5" draw:text-style-name="P3" draw:layer="layout" svg:x1="14.5cm" svg:y1="10.8cm" svg:x2="14.5cm" svg:y2="12.5cm" draw:start-shape="id2" draw:start-glue-point="2" draw:end-shape="id7" draw:end-glue-point="0" svg:d="M14500 10800v1700">
          <text:p/>
        </draw:connector>
        <draw:connector draw:style-name="gr5" draw:text-style-name="P3" draw:layer="layout" svg:x1="14.5cm" svg:y1="14cm" svg:x2="14.5cm" svg:y2="15.905cm" draw:start-shape="id7" draw:start-glue-point="2" draw:end-shape="id13" draw:end-glue-point="0" svg:d="M14500 14000v1905">
          <text:p/>
        </draw:connector>
        <draw:connector draw:style-name="gr10" draw:text-style-name="P3" draw:layer="layout" svg:x1="10cm" svg:y1="14cm" svg:x2="10.001cm" svg:y2="15.9cm" draw:start-shape="id6" draw:end-shape="id14" draw:end-glue-point="0" svg:d="M10000 14000v950h1v950">
          <text:p/>
        </draw:connector>
        <draw:custom-shape draw:style-name="gr11" draw:text-style-name="P3" xml:id="id11" draw:id="id11" draw:layer="layout" svg:width="2.5cm" svg:height="1cm" svg:x="4.9cm" svg:y="3cm">
          <text:p text:style-name="P1"><text:span text:style-name="T2">SY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3" xml:id="id16" draw:id="id16" draw:layer="layout" svg:width="2.5cm" svg:height="1cm" svg:x="9cm" svg:y="3cm">
          <text:p text:style-name="P1"><text:span text:style-name="T2">DL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3" xml:id="id15" draw:id="id15" draw:layer="layout" svg:width="2.5cm" svg:height="1cm" svg:x="13cm" svg:y="3cm">
          <text:p text:style-name="P1"><text:span text:style-name="T2">EC20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3" xml:id="id9" draw:id="id9" draw:layer="layout" svg:width="2.5cm" svg:height="1cm" svg:x="16.9cm" svg:y="3cm">
          <text:p text:style-name="P1"><text:span text:style-name="T2">Energy</text:span></text:p>
          <text:p text:style-name="P1"><text:span text:style-name="T2">met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9" draw:text-style-name="P3" draw:layer="layout" svg:x1="15.188cm" svg:y1="3.5cm" svg:x2="17.212cm" svg:y2="3.5cm" draw:start-shape="id15" draw:start-glue-point="6" draw:end-shape="id9" draw:end-glue-point="9" svg:d="M15188 3500h2024">
          <text:p/>
        </draw:connector>
        <draw:connector draw:style-name="gr9" draw:text-style-name="P3" draw:layer="layout" svg:x1="11.188cm" svg:y1="3.5cm" svg:x2="13.312cm" svg:y2="3.5cm" draw:start-shape="id16" draw:start-glue-point="6" draw:end-shape="id15" draw:end-glue-point="9" svg:d="M11188 3500h2124">
          <text:p/>
        </draw:connector>
        <draw:connector draw:style-name="gr5" draw:text-style-name="P1" draw:layer="layout" svg:x1="9.937cm" svg:y1="4cm" svg:x2="10.001cm" svg:y2="6.2cm" draw:start-shape="id16" draw:start-glue-point="7" svg:d="M9937 4000v1351h64v849">
          <text:p/>
        </draw:connector>
        <draw:connector draw:style-name="gr5" draw:text-style-name="P1" draw:layer="layout" svg:x1="13.937cm" svg:y1="4cm" svg:x2="10.001cm" svg:y2="6.2cm" draw:start-shape="id15" draw:start-glue-point="7" svg:d="M13937 4000v1351h-3936v849">
          <text:p/>
        </draw:connector>
        <draw:connector draw:style-name="gr5" draw:text-style-name="P1" draw:layer="layout" svg:x1="17.837cm" svg:y1="4cm" svg:x2="10.001cm" svg:y2="6.2cm" draw:start-shape="id9" draw:start-glue-point="7" svg:d="M17837 4000v1351h-7836v849">
          <text:p/>
        </draw:connector>
        <draw:custom-shape draw:style-name="gr11" draw:text-style-name="P3" draw:layer="layout" svg:width="14.5cm" svg:height="0.5cm" svg:x="4.9cm" svg:y="5cm">
          <text:p text:style-name="P1"><text:span text:style-name="T2">CAN bus</text:span></text:p>
          <draw:enhanced-geometry svg:viewBox="0 0 21600 21600" draw:glue-points="?f6 0 10800 ?f8 ?f11 10800 ?f9 21600 10800 ?f10 ?f5 10800" draw:text-areas="?f3 ?f3 ?f4 ?f4" draw:type="parallelogram" draw:modifiers="595.8209778635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" xml:id="id5" draw:id="id5" draw:layer="layout" svg:width="3cm" svg:height="1.5cm" svg:x="4cm" svg:y="15.9cm">
          <text:p text:style-name="P1"><text:span text:style-name="T3">Footswitch</text:span></text:p>
          <text:p text:style-name="P1"><text:span text:style-name="T3">interface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5" xml:id="id14" draw:id="id14" draw:layer="layout" svg:width="3cm" svg:height="2.001cm" svg:x="8.501cm" svg:y="15.9cm">
          <text:p text:style-name="P4"><text:span text:style-name="T3">IOC hardware</text:span></text:p>
          <text:list text:style-name="L1">
            <text:list-item>
              <text:p text:style-name="P4"><text:span text:style-name="T2"><text:s/></text:span><text:span text:style-name="T2">Pump</text:span></text:p>
            </text:list-item>
            <text:list-item>
              <text:p text:style-name="P4"><text:span text:style-name="T2"><text:s/></text:span><text:span text:style-name="T2">Fans</text:span></text:p>
            </text:list-item>
            <text:list-item>
              <text:p text:style-name="P4"><text:span text:style-name="T2"><text:s/></text:span><text:span text:style-name="T2">Flow sensor</text:span></text:p>
            </text:list-item>
            <text:list-item>
              <text:p text:style-name="P4"><text:span text:style-name="T2"><text:s/></text:span><text:span text:style-name="T2">LED strips</text:span></text:p>
            </text:list-item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5" xml:id="id13" draw:id="id13" draw:layer="layout" svg:width="3cm" svg:height="2.001cm" svg:x="13cm" svg:y="15.905cm">
          <text:p text:style-name="P4"><text:span text:style-name="T3">Spray interface</text:span></text:p>
          <text:list text:style-name="L1">
            <text:list-item>
              <text:p text:style-name="P4"><text:span text:style-name="T2"><text:s/></text:span><text:span text:style-name="T2">Valves</text:span></text:p>
            </text:list-item>
            <text:list-item>
              <text:p text:style-name="P4"><text:span text:style-name="T2"><text:s/></text:span><text:span text:style-name="T2">Pressure sensors</text:span></text:p>
            </text:list-item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1" draw:text-style-name="P5" xml:id="id10" draw:id="id10" draw:layer="layout" svg:width="3cm" svg:height="2.001cm" svg:x="17.5cm" svg:y="15.905cm">
          <text:p text:style-name="P1"><text:span text:style-name="T3">HW security loop</text:span></text:p>
          <text:p text:style-name="P1"><text:span text:style-name="T3">Interface</text:span></text:p>
          <text:list text:style-name="L1">
            <text:list-item>
              <text:p text:style-name="P1"><text:span text:style-name="T3"><text:s/></text:span><text:span text:style-name="T3">Emergency push</text:span></text:p>
            </text:list-item>
            <text:list-item>
              <text:p text:style-name="P1"><text:span text:style-name="T3"><text:s/></text:span><text:span text:style-name="T3">Doorswitch</text:span></text:p>
            </text:list-item>
            <text:list-item>
              <text:p text:style-name="P1"><text:span text:style-name="T3"><text:s/></text:span><text:span text:style-name="T3">System errors</text:span></text:p>
            </text:list-item>
          </text:list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5" draw:text-style-name="P3" draw:layer="layout" svg:x1="19cm" svg:y1="14cm" svg:x2="19cm" svg:y2="15.905cm" draw:start-shape="id8" draw:start-glue-point="2" draw:end-shape="id10" draw:end-glue-point="0" svg:d="M19000 14000v1905">
          <text:p/>
        </draw:connector>
      </draw:page>
      <draw:page draw:name="page2" draw:style-name="dp1" draw:master-page-name="Default">
        <draw:rect draw:style-name="gr12" draw:text-style-name="P2" xml:id="id35" draw:id="id35" draw:layer="layout" svg:width="10cm" svg:height="9.6cm" svg:x="11.2cm" svg:y="4.8cm">
          <text:p text:style-name="P1"><text:span text:style-name="T1">Error control loop</text:span></text:p>
        </draw:rect>
        <draw:rect draw:style-name="gr12" draw:text-style-name="P2" xml:id="id48" draw:id="id48" draw:layer="layout" svg:width="10cm" svg:height="4.3cm" svg:x="11.2cm" svg:y="15.4cm">
          <text:p text:style-name="P1"><text:span text:style-name="T1">Spray control loop</text:span></text:p>
        </draw:rect>
        <draw:rect draw:style-name="gr13" draw:text-style-name="P2" draw:layer="layout" svg:width="6cm" svg:height="5.5cm" svg:x="2.7cm" svg:y="14.2cm">
          <text:p text:style-name="P1"><text:span text:style-name="T1">Spray sensor stack &amp; interface</text:span></text:p>
        </draw:rect>
        <draw:rect draw:style-name="gr13" draw:text-style-name="P2" draw:layer="layout" svg:width="6cm" svg:height="11.8cm" svg:x="2.7cm" svg:y="2.4cm">
          <text:p text:style-name="P1"><text:span text:style-name="T1">HW emergency loop</text:span></text:p>
        </draw:rect>
        <draw:rect draw:style-name="gr13" draw:text-style-name="P2" draw:layer="layout" svg:width="5cm" svg:height="5cm" svg:x="21.9cm" svg:y="14.7cm">
          <text:p text:style-name="P1"><text:span text:style-name="T1">Spray sensor stack &amp; interface</text:span></text:p>
        </draw:rect>
        <draw:rect draw:style-name="gr13" draw:text-style-name="P2" draw:layer="layout" svg:width="5cm" svg:height="12.3cm" svg:x="21.9cm" svg:y="2.4cm">
          <text:p text:style-name="P1"><text:span text:style-name="T1">HW sensor stack &amp; interface</text:span></text:p>
        </draw:rect>
        <draw:rect draw:style-name="gr4" draw:text-style-name="P3" xml:id="id18" draw:id="id18" draw:layer="layout" svg:width="2cm" svg:height="1cm" svg:x="4.7cm" svg:y="4.7cm">
          <text:p text:style-name="P1"><text:span text:style-name="T2">Doorswitch</text:span></text:p>
        </draw:rect>
        <draw:rect draw:style-name="gr4" draw:text-style-name="P3" xml:id="id19" draw:id="id19" draw:layer="layout" svg:width="2cm" svg:height="1cm" svg:x="4.7cm" svg:y="6.8cm">
          <text:p text:style-name="P1"><text:span text:style-name="T2">Emergency</text:span></text:p>
          <text:p text:style-name="P1"><text:span text:style-name="T2">switch</text:span></text:p>
        </draw:rect>
        <draw:rect draw:style-name="gr4" draw:text-style-name="P3" xml:id="id20" draw:id="id20" draw:layer="layout" svg:width="2cm" svg:height="1cm" svg:x="4.7cm" svg:y="9.1cm">
          <text:p text:style-name="P1"><text:span text:style-name="T2">Crowbar</text:span></text:p>
          <text:p text:style-name="P1"><text:span text:style-name="T2">switch</text:span></text:p>
        </draw:rect>
        <draw:rect draw:style-name="gr4" draw:text-style-name="P3" xml:id="id21" draw:id="id21" draw:layer="layout" svg:width="2cm" svg:height="1cm" svg:x="3.3cm" svg:y="11.5cm">
          <text:p text:style-name="P1"><text:span text:style-name="T2">EC20</text:span></text:p>
        </draw:rect>
        <draw:rect draw:style-name="gr4" draw:text-style-name="P3" xml:id="id22" draw:id="id22" draw:layer="layout" svg:width="2cm" svg:height="1cm" svg:x="6.1cm" svg:y="11.5cm">
          <text:p text:style-name="P1"><text:span text:style-name="T2">Diode</text:span></text:p>
        </draw:rect>
        <draw:rect draw:style-name="gr4" draw:text-style-name="P3" xml:id="id17" draw:id="id17" draw:layer="layout" svg:width="2cm" svg:height="1cm" svg:x="4.754cm" svg:y="2.664cm">
          <text:p text:style-name="P1"><text:span text:style-name="T2">Energy</text:span></text:p>
          <text:p text:style-name="P1"><text:span text:style-name="T2">meter</text:span></text:p>
        </draw:rect>
        <draw:connector draw:style-name="gr14" draw:text-style-name="P1" draw:layer="layout" svg:x1="5.754cm" svg:y1="3.664cm" svg:x2="5.7cm" svg:y2="4.7cm" draw:start-shape="id17" draw:start-glue-point="2" draw:end-shape="id18" draw:end-glue-point="0" svg:d="M5754 3664v518h-54v518">
          <text:p/>
        </draw:connector>
        <draw:connector draw:style-name="gr14" draw:text-style-name="P1" draw:layer="layout" svg:x1="5.7cm" svg:y1="5.7cm" svg:x2="5.7cm" svg:y2="6.8cm" draw:start-shape="id18" draw:start-glue-point="2" draw:end-shape="id19" draw:end-glue-point="0" svg:d="M5700 5700v1100">
          <text:p/>
        </draw:connector>
        <draw:connector draw:style-name="gr14" draw:text-style-name="P1" draw:layer="layout" svg:x1="5.7cm" svg:y1="7.8cm" svg:x2="5.7cm" svg:y2="9.1cm" draw:start-shape="id19" draw:start-glue-point="2" draw:end-shape="id20" draw:end-glue-point="0" svg:d="M5700 7800v1300">
          <text:p/>
        </draw:connector>
        <draw:connector draw:style-name="gr14" draw:text-style-name="P1" draw:layer="layout" draw:line-skew="-0.05cm" svg:x1="5.7cm" svg:y1="10.1cm" svg:x2="4.3cm" svg:y2="11.5cm" draw:start-shape="id20" draw:start-glue-point="2" draw:end-shape="id21" draw:end-glue-point="0" svg:d="M5700 10100v650h-1400v750">
          <text:p/>
        </draw:connector>
        <draw:connector draw:style-name="gr14" draw:text-style-name="P1" draw:layer="layout" draw:line-skew="-0.05cm" svg:x1="5.7cm" svg:y1="10.1cm" svg:x2="7.1cm" svg:y2="11.5cm" draw:start-shape="id20" draw:start-glue-point="2" draw:end-shape="id22" draw:end-glue-point="0" svg:d="M5700 10100v650h1400v750">
          <text:p/>
        </draw:connector>
        <draw:connector draw:style-name="gr14" draw:text-style-name="P1" draw:layer="layout" draw:line-skew="-0.682cm" svg:x1="5.754cm" svg:y1="3.664cm" svg:x2="13.1cm" svg:y2="5.7cm" draw:start-shape="id17" draw:start-glue-point="2" draw:end-shape="id23" draw:end-glue-point="0" svg:d="M5754 3664v336h7346v1700">
          <text:p/>
        </draw:connector>
        <draw:connector draw:style-name="gr14" draw:text-style-name="P1" draw:layer="layout" svg:x1="5.7cm" svg:y1="5.7cm" svg:x2="12.1cm" svg:y2="6.2cm" draw:start-shape="id18" draw:start-glue-point="2" draw:end-shape="id23" draw:end-glue-point="3" svg:d="M5700 5700v501h3700v-1h2700">
          <text:p/>
        </draw:connector>
        <draw:connector draw:style-name="gr14" draw:text-style-name="P1" draw:layer="layout" svg:x1="5.7cm" svg:y1="7.8cm" svg:x2="13.1cm" svg:y2="6.7cm" draw:start-shape="id19" draw:start-glue-point="2" draw:end-shape="id23" draw:end-glue-point="2" svg:d="M5700 7800v501h7400v-1601">
          <text:p/>
        </draw:connector>
        <draw:rect draw:style-name="gr4" draw:text-style-name="P3" xml:id="id30" draw:id="id30" draw:layer="layout" svg:width="2cm" svg:height="1cm" svg:x="23.7cm" svg:y="4.9cm">
          <text:p text:style-name="P1"><text:span text:style-name="T2">Pump</text:span></text:p>
          <text:p text:style-name="P1"><text:span text:style-name="T2">consumption</text:span></text:p>
          <text:p text:style-name="P1"><text:span text:style-name="T2">meter</text:span></text:p>
        </draw:rect>
        <draw:rect draw:style-name="gr4" draw:text-style-name="P3" xml:id="id28" draw:id="id28" draw:layer="layout" svg:width="2cm" svg:height="1cm" svg:x="23.7cm" svg:y="7.2cm">
          <text:p text:style-name="P1"><text:span text:style-name="T2">Pump</text:span></text:p>
        </draw:rect>
        <draw:rect draw:style-name="gr4" draw:text-style-name="P3" xml:id="id32" draw:id="id32" draw:layer="layout" svg:width="2cm" svg:height="1cm" svg:x="23.7cm" svg:y="12.8cm">
          <text:p text:style-name="P1"><text:span text:style-name="T2">Flow</text:span></text:p>
          <text:p text:style-name="P1"><text:span text:style-name="T2">sensor</text:span></text:p>
        </draw:rect>
        <draw:rect draw:style-name="gr4" draw:text-style-name="P3" xml:id="id25" draw:id="id25" draw:layer="layout" svg:width="2cm" svg:height="1cm" svg:x="23.7cm" svg:y="10.5cm">
          <text:p text:style-name="P1"><text:span text:style-name="T2">Cooling</text:span></text:p>
          <text:p text:style-name="P1"><text:span text:style-name="T2">fan</text:span></text:p>
        </draw:rect>
        <draw:rect draw:style-name="gr4" draw:text-style-name="P3" xml:id="id26" draw:id="id26" draw:layer="layout" svg:width="2cm" svg:height="1cm" svg:x="23.7cm" svg:y="8.9cm">
          <text:p text:style-name="P1"><text:span text:style-name="T2">Temperature</text:span></text:p>
          <text:p text:style-name="P1"><text:span text:style-name="T2">sensor</text:span></text:p>
        </draw:rect>
        <draw:rect draw:style-name="gr4" draw:text-style-name="P3" xml:id="id24" draw:id="id24" draw:layer="layout" svg:width="2cm" svg:height="1cm" svg:x="18.1cm" svg:y="8.9cm">
          <text:p text:style-name="P1"><text:span text:style-name="T2">Fan &amp; pump</text:span></text:p>
          <text:p text:style-name="P1"><text:span text:style-name="T2">Speed</text:span></text:p>
          <text:p text:style-name="P1"><text:span text:style-name="T2">regulator</text:span></text:p>
        </draw:rect>
        <draw:connector draw:style-name="gr14" draw:text-style-name="P1" draw:layer="layout" svg:x1="19.1cm" svg:y1="9.9cm" svg:x2="23.7cm" svg:y2="11cm" draw:start-shape="id24" draw:start-glue-point="2" draw:end-shape="id25" draw:end-glue-point="3" svg:d="M19100 9900v1100h4600">
          <text:p/>
        </draw:connector>
        <draw:connector draw:style-name="gr14" draw:text-style-name="P1" draw:layer="layout" svg:x1="23.7cm" svg:y1="9.4cm" svg:x2="20.1cm" svg:y2="9.4cm" draw:start-shape="id26" draw:start-glue-point="3" draw:end-shape="id24" draw:end-glue-point="1" svg:d="M23700 9400h-3600">
          <text:p/>
        </draw:connector>
        <draw:frame draw:style-name="gr15" draw:text-style-name="P6" draw:layer="layout" svg:width="0.976cm" svg:height="0.569cm" svg:x="21.9cm" svg:y="7.192cm">
          <draw:text-box>
            <text:p><text:span text:style-name="T2">D/A</text:span></text:p>
          </draw:text-box>
        </draw:frame>
        <draw:frame draw:style-name="gr16" draw:text-style-name="P6" draw:layer="layout" svg:width="1.205cm" svg:height="0.569cm" svg:x="21.795cm" svg:y="10.5cm">
          <draw:text-box>
            <text:p><text:span text:style-name="T2">PWM</text:span></text:p>
          </draw:text-box>
        </draw:frame>
        <draw:frame draw:style-name="gr15" draw:text-style-name="P6" draw:layer="layout" svg:width="0.976cm" svg:height="0.569cm" svg:x="21.801cm" svg:y="8.894cm">
          <draw:text-box>
            <text:p><text:span text:style-name="T2">A/D</text:span></text:p>
          </draw:text-box>
        </draw:frame>
        <draw:frame draw:style-name="gr17" draw:text-style-name="P6" draw:layer="layout" svg:width="0.883cm" svg:height="0.569cm" svg:x="8.001cm" svg:y="3.495cm">
          <draw:text-box>
            <text:p><text:span text:style-name="T2">I/O</text:span></text:p>
          </draw:text-box>
        </draw:frame>
        <draw:custom-shape draw:style-name="gr11" draw:text-style-name="P3" xml:id="id27" draw:id="id27" draw:layer="layout" svg:width="2cm" svg:height="1cm" svg:x="18.1cm" svg:y="7.2cm">
          <text:p text:style-name="P1"><text:span text:style-name="T2">Pump</text:span></text:p>
          <text:p text:style-name="P1"><text:span text:style-name="T2">en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3" draw:layer="layout" svg:x1="20.1cm" svg:y1="7.7cm" svg:x2="23.7cm" svg:y2="7.7cm" draw:start-shape="id27" draw:start-glue-point="7" draw:end-shape="id28" draw:end-glue-point="3" svg:d="M20100 7700h3600">
          <text:p/>
        </draw:connector>
        <draw:connector draw:style-name="gr14" draw:text-style-name="P3" draw:layer="layout" svg:x1="19.1cm" svg:y1="8.9cm" svg:x2="19.1cm" svg:y2="8.2cm" draw:start-shape="id24" draw:start-glue-point="0" draw:end-shape="id27" draw:end-glue-point="6" svg:d="M19100 8900v-700">
          <text:p/>
        </draw:connector>
        <draw:rect draw:style-name="gr4" draw:text-style-name="P3" xml:id="id29" draw:id="id29" draw:layer="layout" svg:width="2cm" svg:height="1cm" svg:x="14.9cm" svg:y="6.2cm">
          <text:p text:style-name="P1"><text:span text:style-name="T2">Pump</text:span></text:p>
          <text:p text:style-name="P1"><text:span text:style-name="T2">status</text:span></text:p>
        </draw:rect>
        <draw:connector draw:style-name="gr14" draw:text-style-name="P3" draw:layer="layout" svg:x1="15.9cm" svg:y1="7.2cm" svg:x2="18.1cm" svg:y2="7.7cm" draw:start-shape="id29" draw:start-glue-point="2" draw:end-shape="id27" draw:end-glue-point="5" svg:d="M15900 7200v501h1600v-1h600">
          <text:p/>
        </draw:connector>
        <draw:connector draw:style-name="gr14" draw:text-style-name="P3" draw:layer="layout" svg:x1="23.7cm" svg:y1="5.4cm" svg:x2="15.9cm" svg:y2="6.2cm" draw:start-shape="id30" draw:start-glue-point="3" draw:end-shape="id29" draw:end-glue-point="0" svg:d="M23700 5400h-7800v800">
          <text:p/>
        </draw:connector>
        <draw:rect draw:style-name="gr4" draw:text-style-name="P3" xml:id="id31" draw:id="id31" draw:layer="layout" svg:width="2cm" svg:height="1cm" svg:x="14.9cm" svg:y="11.5cm">
          <text:p text:style-name="P1"><text:span text:style-name="T2">Fan</text:span></text:p>
          <text:p text:style-name="P1"><text:span text:style-name="T2">status</text:span></text:p>
        </draw:rect>
        <draw:connector draw:style-name="gr14" draw:text-style-name="P3" draw:layer="layout" draw:line-skew="0cm -0.7cm" svg:x1="24.7cm" svg:y1="11.5cm" svg:x2="16.9cm" svg:y2="12cm" draw:start-shape="id25" draw:start-glue-point="2" draw:end-shape="id31" draw:end-glue-point="1" svg:d="M24700 11500v501h-5100v-1h-2700">
          <text:p/>
        </draw:connector>
        <draw:rect draw:style-name="gr4" draw:text-style-name="P3" xml:id="id33" draw:id="id33" draw:layer="layout" svg:width="2cm" svg:height="1cm" svg:x="14.9cm" svg:y="12.8cm">
          <text:p text:style-name="P1"><text:span text:style-name="T2">Flow</text:span></text:p>
          <text:p text:style-name="P1"><text:span text:style-name="T2">status</text:span></text:p>
        </draw:rect>
        <draw:connector draw:style-name="gr14" draw:text-style-name="P3" draw:layer="layout" svg:x1="23.7cm" svg:y1="13.3cm" svg:x2="16.9cm" svg:y2="13.3cm" draw:start-shape="id32" draw:start-glue-point="3" draw:end-shape="id33" draw:end-glue-point="1" svg:d="M23700 13300h-6800">
          <text:p/>
        </draw:connector>
        <draw:rect draw:style-name="gr4" draw:text-style-name="P3" xml:id="id34" draw:id="id34" draw:layer="layout" svg:width="2cm" svg:height="1cm" svg:x="14.9cm" svg:y="8.9cm">
          <text:p text:style-name="P1"><text:span text:style-name="T2">Overheat</text:span></text:p>
          <text:p text:style-name="P1"><text:span text:style-name="T2">check</text:span></text:p>
        </draw:rect>
        <draw:connector draw:style-name="gr14" draw:text-style-name="P3" draw:layer="layout" svg:x1="18.1cm" svg:y1="9.4cm" svg:x2="16.9cm" svg:y2="9.4cm" draw:start-shape="id24" draw:start-glue-point="3" draw:end-shape="id34" draw:end-glue-point="1" svg:d="M18100 9400h-1200">
          <text:p/>
        </draw:connector>
        <draw:connector draw:style-name="gr14" draw:text-style-name="P3" draw:layer="layout" svg:x1="24.7cm" svg:y1="7.2cm" svg:x2="16.9cm" svg:y2="6.7cm" draw:start-shape="id28" draw:start-glue-point="0" draw:end-shape="id29" draw:end-glue-point="1" svg:d="M24700 7200v-501h-4400v1h-3400">
          <text:p/>
        </draw:connector>
        <draw:frame draw:style-name="gr18" draw:text-style-name="P6" draw:layer="layout" svg:width="1.764cm" svg:height="0.887cm" svg:x="19.601cm" svg:y="11.194cm">
          <draw:text-box>
            <text:p><text:span text:style-name="T2">Fan tacho</text:span></text:p>
            <text:p><text:span text:style-name="T2">counter</text:span></text:p>
          </draw:text-box>
        </draw:frame>
        <draw:frame draw:style-name="gr19" draw:text-style-name="P6" draw:layer="layout" svg:width="2.022cm" svg:height="0.887cm" svg:x="19.301cm" svg:y="5.895cm">
          <draw:text-box>
            <text:p><text:span text:style-name="T2">Pump tacho</text:span></text:p>
            <text:p><text:span text:style-name="T2">counter</text:span></text:p>
          </draw:text-box>
        </draw:frame>
        <draw:frame draw:style-name="gr20" draw:text-style-name="P6" draw:layer="layout" svg:width="1.56cm" svg:height="0.887cm" svg:x="9.701cm" svg:y="8.795cm">
          <draw:text-box>
            <text:p><text:span text:style-name="T2">Crowbar</text:span></text:p>
            <text:p><text:span text:style-name="T2">On/off</text:span></text:p>
          </draw:text-box>
        </draw:frame>
        <draw:connector draw:style-name="gr14" draw:text-style-name="P3" draw:layer="layout" svg:x1="11.2cm" svg:y1="9.6cm" svg:x2="6.7cm" svg:y2="9.6cm" draw:start-shape="id35" draw:start-glue-point="3" draw:end-shape="id20" draw:end-glue-point="1" svg:d="M11200 9600h-4500">
          <text:p/>
        </draw:connector>
        <draw:rect draw:style-name="gr4" draw:text-style-name="P3" xml:id="id23" draw:id="id23" draw:layer="layout" svg:width="2cm" svg:height="1cm" svg:x="12.1cm" svg:y="5.7cm">
          <text:p text:style-name="P1"><text:span text:style-name="T2">UI status</text:span></text:p>
        </draw:rect>
        <draw:rect draw:style-name="gr4" draw:text-style-name="P3" xml:id="id36" draw:id="id36" draw:layer="layout" svg:width="2cm" svg:height="1cm" svg:x="23.7cm" svg:y="3.4cm">
          <text:p text:style-name="P1"><text:span text:style-name="T2">Footswitch</text:span></text:p>
        </draw:rect>
        <draw:rect draw:style-name="gr4" draw:text-style-name="P7" xml:id="id37" draw:id="id37" draw:layer="layout" svg:width="3.1cm" svg:height="1cm" svg:x="18.1cm" svg:y="3.4cm">
          <text:list text:style-name="L1">
            <text:list-item>
              <text:p text:style-name="P4"><text:span text:style-name="T2"><text:s/></text:span><text:span text:style-name="T2">debounce filter</text:span></text:p>
            </text:list-item>
            <text:list-item>
              <text:p text:style-name="P4"><text:span text:style-name="T2"><text:s/></text:span><text:span text:style-name="T2">status decoder</text:span></text:p>
            </text:list-item>
            <text:list-item>
              <text:p text:style-name="P4"><text:span text:style-name="T2"><text:s/></text:span><text:span text:style-name="T2">serial data</text:span></text:p>
            </text:list-item>
          </text:list>
        </draw:rect>
        <draw:connector draw:style-name="gr14" draw:text-style-name="P3" draw:layer="layout" svg:x1="23.7cm" svg:y1="3.9cm" svg:x2="21.2cm" svg:y2="3.9cm" draw:start-shape="id36" draw:start-glue-point="3" draw:end-shape="id37" draw:end-glue-point="1" svg:d="M23700 3900h-2500">
          <text:p/>
        </draw:connector>
        <draw:frame draw:style-name="gr17" draw:text-style-name="P6" draw:layer="layout" svg:width="0.883cm" svg:height="0.569cm" svg:x="8.002cm" svg:y="5.696cm">
          <draw:text-box>
            <text:p><text:span text:style-name="T2">I/O</text:span></text:p>
          </draw:text-box>
        </draw:frame>
        <draw:frame draw:style-name="gr17" draw:text-style-name="P6" draw:layer="layout" svg:width="0.883cm" svg:height="0.569cm" svg:x="8.002cm" svg:y="7.796cm">
          <draw:text-box>
            <text:p><text:span text:style-name="T2">I/O</text:span></text:p>
          </draw:text-box>
        </draw:frame>
        <draw:frame draw:style-name="gr17" draw:text-style-name="P6" draw:layer="layout" svg:width="0.883cm" svg:height="0.569cm" svg:x="7.902cm" svg:y="9.096cm">
          <draw:text-box>
            <text:p><text:span text:style-name="T2">I/O</text:span></text:p>
          </draw:text-box>
        </draw:frame>
        <draw:frame draw:style-name="gr21" draw:text-style-name="P6" draw:layer="layout" svg:width="1.687cm" svg:height="0.887cm" svg:x="21.813cm" svg:y="3.4cm">
          <draw:text-box>
            <text:p><text:span text:style-name="T2">I/O</text:span></text:p>
            <text:p><text:span text:style-name="T2">serial link</text:span></text:p>
          </draw:text-box>
        </draw:frame>
        <draw:frame draw:style-name="gr15" draw:text-style-name="P6" draw:layer="layout" svg:width="0.976cm" svg:height="0.569cm" svg:x="21.901cm" svg:y="4.995cm">
          <draw:text-box>
            <text:p><text:span text:style-name="T2">A/D</text:span></text:p>
          </draw:text-box>
        </draw:frame>
        <draw:frame draw:style-name="gr17" draw:text-style-name="P6" draw:layer="layout" svg:width="0.883cm" svg:height="0.569cm" svg:x="21.903cm" svg:y="6.3cm">
          <draw:text-box>
            <text:p><text:span text:style-name="T2">I/O</text:span></text:p>
          </draw:text-box>
        </draw:frame>
        <draw:frame draw:style-name="gr17" draw:text-style-name="P6" draw:layer="layout" svg:width="0.883cm" svg:height="0.569cm" svg:x="21.904cm" svg:y="11.598cm">
          <draw:text-box>
            <text:p><text:span text:style-name="T2">I/O</text:span></text:p>
          </draw:text-box>
        </draw:frame>
        <draw:frame draw:style-name="gr17" draw:text-style-name="P6" draw:layer="layout" svg:width="0.883cm" svg:height="0.569cm" svg:x="21.905cm" svg:y="12.899cm">
          <draw:text-box>
            <text:p><text:span text:style-name="T2">I/O</text:span></text:p>
          </draw:text-box>
        </draw:frame>
        <draw:frame draw:style-name="gr22" draw:text-style-name="P6" draw:layer="layout" svg:width="1.869cm" svg:height="0.887cm" svg:x="19.501cm" svg:y="12.295cm">
          <draw:text-box>
            <text:p><text:span text:style-name="T2">Flow tacho</text:span></text:p>
            <text:p><text:span text:style-name="T2">counter</text:span></text:p>
          </draw:text-box>
        </draw:frame>
        <draw:rect draw:style-name="gr4" draw:text-style-name="P3" xml:id="id39" draw:id="id39" draw:layer="layout" svg:width="2cm" svg:height="1cm" svg:x="18.1cm" svg:y="16.5cm">
          <text:p text:style-name="P1"><text:span text:style-name="T2">Bottle</text:span></text:p>
          <text:p text:style-name="P1"><text:span text:style-name="T2">pressure</text:span></text:p>
          <text:p text:style-name="P1"><text:span text:style-name="T2">regulator</text:span></text:p>
        </draw:rect>
        <draw:rect draw:style-name="gr4" draw:text-style-name="P3" xml:id="id38" draw:id="id38" draw:layer="layout" svg:width="2cm" svg:height="1cm" svg:x="23.7cm" svg:y="16.5cm">
          <text:p text:style-name="P1"><text:span text:style-name="T2">Bottle </text:span></text:p>
          <text:p text:style-name="P1"><text:span text:style-name="T2">pressure</text:span></text:p>
          <text:p text:style-name="P1"><text:span text:style-name="T2">sensor</text:span></text:p>
        </draw:rect>
        <draw:rect draw:style-name="gr4" draw:text-style-name="P3" xml:id="id40" draw:id="id40" draw:layer="layout" svg:width="2cm" svg:height="1cm" svg:x="23.7cm" svg:y="17.9cm">
          <text:p text:style-name="P1"><text:span text:style-name="T2">Bottle air</text:span></text:p>
          <text:p text:style-name="P1"><text:span text:style-name="T2">In/out</text:span></text:p>
          <text:p text:style-name="P1"><text:span text:style-name="T2">valves</text:span></text:p>
        </draw:rect>
        <draw:connector draw:style-name="gr14" draw:text-style-name="P3" draw:layer="layout" svg:x1="23.7cm" svg:y1="17cm" svg:x2="20.1cm" svg:y2="17cm" draw:start-shape="id38" draw:start-glue-point="3" draw:end-shape="id39" draw:end-glue-point="1" svg:d="M23700 17000h-3600">
          <text:p/>
        </draw:connector>
        <draw:connector draw:style-name="gr14" draw:text-style-name="P3" draw:layer="layout" svg:x1="19.1cm" svg:y1="17.5cm" svg:x2="23.7cm" svg:y2="18.4cm" draw:start-shape="id39" draw:start-glue-point="2" draw:end-shape="id40" svg:d="M19100 17500v900h4600">
          <text:p/>
        </draw:connector>
        <draw:rect draw:style-name="gr4" draw:text-style-name="P3" xml:id="id41" draw:id="id41" draw:layer="layout" svg:width="2cm" svg:height="1cm" svg:x="23.7cm" svg:y="15.1cm">
          <text:p text:style-name="P1"><text:span text:style-name="T2">Water</text:span></text:p>
          <text:p text:style-name="P1"><text:span text:style-name="T2">outlet </text:span></text:p>
          <text:p text:style-name="P1"><text:span text:style-name="T2">valve</text:span></text:p>
        </draw:rect>
        <draw:connector draw:style-name="gr14" draw:text-style-name="P3" draw:layer="layout" svg:x1="19.1cm" svg:y1="16.5cm" svg:x2="23.7cm" svg:y2="15.6cm" draw:start-shape="id39" draw:start-glue-point="0" draw:end-shape="id41" svg:d="M19100 16500v-900h4600">
          <text:p/>
        </draw:connector>
        <draw:rect draw:style-name="gr4" draw:text-style-name="P3" xml:id="id43" draw:id="id43" draw:layer="layout" svg:width="2cm" svg:height="1cm" svg:x="12.1cm" svg:y="16.5cm">
          <text:p text:style-name="P1"><text:span text:style-name="T2">Air</text:span></text:p>
          <text:p text:style-name="P1"><text:span text:style-name="T2">pressure</text:span></text:p>
          <text:p text:style-name="P1"><text:span text:style-name="T2">regulator</text:span></text:p>
        </draw:rect>
        <draw:rect draw:style-name="gr4" draw:text-style-name="P3" xml:id="id42" draw:id="id42" draw:layer="layout" svg:width="2cm" svg:height="1cm" svg:x="4.7cm" svg:y="16.5cm">
          <text:p text:style-name="P1"><text:span text:style-name="T2">Air outlet </text:span></text:p>
          <text:p text:style-name="P1"><text:span text:style-name="T2">pressure</text:span></text:p>
          <text:p text:style-name="P1"><text:span text:style-name="T2">sensor</text:span></text:p>
        </draw:rect>
        <draw:rect draw:style-name="gr4" draw:text-style-name="P3" xml:id="id44" draw:id="id44" draw:layer="layout" svg:width="2cm" svg:height="1cm" svg:x="4.7cm" svg:y="17.8cm">
          <text:p text:style-name="P1"><text:span text:style-name="T2">Air</text:span></text:p>
          <text:p text:style-name="P1"><text:span text:style-name="T2">valve</text:span></text:p>
        </draw:rect>
        <draw:connector draw:style-name="gr14" draw:text-style-name="P3" draw:layer="layout" svg:x1="6.7cm" svg:y1="17cm" svg:x2="12.1cm" svg:y2="17cm" draw:start-shape="id42" draw:start-glue-point="1" draw:end-shape="id43" draw:end-glue-point="3" svg:d="M6700 17000h5400">
          <text:p/>
        </draw:connector>
        <draw:connector draw:style-name="gr14" draw:text-style-name="P3" draw:layer="layout" svg:x1="13.1cm" svg:y1="17.5cm" svg:x2="6.7cm" svg:y2="18.3cm" draw:start-shape="id43" draw:start-glue-point="2" draw:end-shape="id44" draw:end-glue-point="1" svg:d="M13100 17500v800h-6400">
          <text:p/>
        </draw:connector>
        <draw:frame draw:style-name="gr16" draw:text-style-name="P6" draw:layer="layout" svg:width="1.205cm" svg:height="0.569cm" svg:x="7.702cm" svg:y="17.896cm">
          <draw:text-box>
            <text:p><text:span text:style-name="T2">PWM</text:span></text:p>
          </draw:text-box>
        </draw:frame>
        <draw:frame draw:style-name="gr15" draw:text-style-name="P6" draw:layer="layout" svg:width="0.976cm" svg:height="0.569cm" svg:x="7.903cm" svg:y="16.497cm">
          <draw:text-box>
            <text:p><text:span text:style-name="T2">A/D</text:span></text:p>
          </draw:text-box>
        </draw:frame>
        <draw:frame draw:style-name="gr15" draw:text-style-name="P6" draw:layer="layout" svg:width="0.976cm" svg:height="0.569cm" svg:x="21.803cm" svg:y="16.498cm">
          <draw:text-box>
            <text:p><text:span text:style-name="T2">A/D</text:span></text:p>
          </draw:text-box>
        </draw:frame>
        <draw:frame draw:style-name="gr17" draw:text-style-name="P6" draw:layer="layout" svg:width="0.883cm" svg:height="0.569cm" svg:x="21.803cm" svg:y="15.099cm">
          <draw:text-box>
            <text:p><text:span text:style-name="T2">I/O</text:span></text:p>
          </draw:text-box>
        </draw:frame>
        <draw:frame draw:style-name="gr15" draw:text-style-name="P6" draw:layer="layout" svg:width="0.976cm" svg:height="0.569cm" svg:x="21.803cm" svg:y="16.499cm">
          <draw:text-box>
            <text:p><text:span text:style-name="T2">A/D</text:span></text:p>
          </draw:text-box>
        </draw:frame>
        <draw:frame draw:style-name="gr17" draw:text-style-name="P6" draw:layer="layout" svg:width="0.883cm" svg:height="0.569cm" svg:x="21.803cm" svg:y="17.899cm">
          <draw:text-box>
            <text:p><text:span text:style-name="T2">I/O</text:span></text:p>
          </draw:text-box>
        </draw:frame>
        <draw:rect draw:style-name="gr4" draw:text-style-name="P3" xml:id="id45" draw:id="id45" draw:layer="layout" svg:width="2cm" svg:height="1cm" svg:x="4.7cm" svg:y="14.6cm">
          <text:p text:style-name="P1"><text:span text:style-name="T2">Air inlet </text:span></text:p>
          <text:p text:style-name="P1"><text:span text:style-name="T2">pressure</text:span></text:p>
          <text:p text:style-name="P1"><text:span text:style-name="T2">sensor</text:span></text:p>
        </draw:rect>
        <draw:connector draw:style-name="gr14" draw:text-style-name="P3" draw:layer="layout" svg:x1="6.7cm" svg:y1="15.1cm" svg:x2="13.1cm" svg:y2="13.8cm" draw:start-shape="id45" draw:start-glue-point="1" draw:end-shape="id46" draw:end-glue-point="2" svg:d="M6700 15100h6400v-1300">
          <text:p/>
        </draw:connector>
        <draw:rect draw:style-name="gr4" draw:text-style-name="P3" xml:id="id46" draw:id="id46" draw:layer="layout" svg:width="2cm" svg:height="1cm" svg:x="12.1cm" svg:y="12.8cm">
          <text:p text:style-name="P1"><text:span text:style-name="T2">Input air</text:span></text:p>
          <text:p text:style-name="P1"><text:span text:style-name="T2">Pressure</text:span></text:p>
          <text:p text:style-name="P1"><text:span text:style-name="T2">status</text:span></text:p>
        </draw:rect>
        <draw:frame draw:style-name="gr15" draw:text-style-name="P6" draw:layer="layout" svg:width="0.976cm" svg:height="0.569cm" svg:x="7.903cm" svg:y="14.598cm">
          <draw:text-box>
            <text:p><text:span text:style-name="T2">A/D</text:span></text:p>
          </draw:text-box>
        </draw:frame>
        <draw:connector draw:style-name="gr23" draw:text-style-name="P3" draw:layer="layout" draw:line-skew="-0.068cm" svg:x1="16.2cm" svg:y1="2.1cm" svg:x2="18.916cm" svg:y2="1.337cm" draw:start-shape="id47" draw:start-glue-point="5" svg:d="M16200 2100v-700h2716v-63">
          <text:p/>
        </draw:connector>
        <draw:custom-shape draw:style-name="gr11" draw:text-style-name="P3" xml:id="id47" draw:id="id47" draw:layer="layout" svg:width="3.2cm" svg:height="1cm" svg:x="14.6cm" svg:y="2.1cm">
          <text:p text:style-name="P1"><text:span text:style-name="T2">to / from</text:span></text:p>
          <text:p text:style-name="P1"><text:span text:style-name="T2"><text:s/></text:span><text:span text:style-name="T2">CAN &amp; console </text:span></text:p>
          <text:p text:style-name="P1"><text:span text:style-name="T2">pars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3" draw:text-style-name="P3" draw:layer="layout" svg:x1="16.2cm" svg:y1="3.1cm" svg:x2="16.2cm" svg:y2="4.8cm" draw:start-shape="id47" draw:start-glue-point="8" draw:end-shape="id35" draw:end-glue-point="0" svg:d="M16200 3100v1700">
          <text:p/>
        </draw:connector>
        <draw:connector draw:style-name="gr23" draw:text-style-name="P3" draw:layer="layout" svg:x1="18.1cm" svg:y1="3.9cm" svg:x2="16.2cm" svg:y2="3.1cm" draw:start-shape="id37" draw:start-glue-point="3" draw:end-shape="id47" draw:end-glue-point="8" svg:d="M18100 3900h-1900v-800">
          <text:p/>
        </draw:connector>
        <draw:connector draw:style-name="gr23" draw:text-style-name="P3" draw:layer="layout" svg:x1="16.2cm" svg:y1="14.4cm" svg:x2="16.2cm" svg:y2="15.4cm" draw:start-shape="id35" draw:start-glue-point="2" draw:end-shape="id48" draw:end-glue-point="0" svg:d="M16200 14400v1000">
          <text:p/>
        </draw:connector>
        <draw:rect draw:style-name="gr4" draw:text-style-name="P3" xml:id="id49" draw:id="id49" draw:layer="layout" svg:width="2cm" svg:height="1cm" svg:x="12.1cm" svg:y="11.5cm">
          <text:p text:style-name="P1"><text:span text:style-name="T2">Diode energy</text:span></text:p>
          <text:p text:style-name="P1"><text:span text:style-name="T2">control</text:span></text:p>
        </draw:rect>
        <draw:connector draw:style-name="gr14" draw:text-style-name="P3" draw:layer="layout" svg:x1="8.1cm" svg:y1="12cm" svg:x2="12.1cm" svg:y2="12cm" draw:start-shape="id22" draw:start-glue-point="1" draw:end-shape="id49" draw:end-glue-point="3" svg:d="M8100 12000h4000">
          <text:p/>
        </draw:connector>
        <draw:frame draw:style-name="gr15" draw:text-style-name="P6" draw:layer="layout" svg:width="0.976cm" svg:height="0.569cm" svg:x="11.103cm" svg:y="11.399cm">
          <draw:text-box>
            <text:p><text:span text:style-name="T2">A/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H59S</meta:editing-duration>
    <meta:editing-cycles>27</meta:editing-cycles>
    <meta:generator>OpenOffice/4.1.2$Win32 OpenOffice.org_project/412m3$Build-9782</meta:generator>
    <dc:date>2018-07-06T10:58:43.75</dc:date>
    <dc:creator>Matjaž Močnik</dc:creator>
    <meta:document-statistic meta:object-count="131"/>
  </office:meta>
</office:document-meta>
</file>